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#cccccc" fo:padding="0.97mm" fo:border="0.05pt solid #000000">
        <style:background-image/>
      </style:table-cell-properties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17.21mm"/>
    </style:style>
    <style:style style:name="Tableau3.B" style:family="table-column">
      <style:table-column-properties style:column-width="52.92mm"/>
    </style:style>
    <style:style style:name="Tableau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97mm" fo:border="0.05pt solid #000000"/>
    </style:style>
    <style:style style:name="P1" style:family="paragraph" style:parent-style-name="Standard">
      <style:paragraph-properties fo:text-align="start" style:justify-single-word="false" fo:padding="0m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m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d9f7a"/>
    </style:style>
    <style:style style:name="P10" style:family="paragraph" style:parent-style-name="Text">
      <style:text-properties officeooo:paragraph-rsid="001e1473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margin-top="3mm" fo:margin-bottom="1.01mm" style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1d9f7a"/>
    </style:style>
    <style:style style:name="T10" style:family="text">
      <style:text-properties officeooo:rsid="001e1473"/>
    </style:style>
    <style:style style:name="T11" style:family="text">
      <style:text-properties officeooo:rsid="001ef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h text:style-name="P12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3841932543504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9">Repérage de l’axe horizontal au rapporteur à bulle, en position assise.</text:span><text:span text:style-name="T9"><text:text-input text:description="&lt;/if&gt;">endif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P10"><text:text-input text:description="&lt;if test=&quot;o.ctr == True&quot;&gt;">&lt;if test="o.ctr == True"&gt;</text:text-input><text:span text:style-name="T10">Mise en place d’un anneau de tension capsulaire Morcher type 14C </text:span><text:span text:style-name="T11">dans le sac capsulaire.</text:span><text:span text:style-name="T9"><text:text-input text:description="&lt;/if&gt;">endif</text:text-input></text:span>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9"><text:text-input text:description="&lt;if test=&quot;o.toric == True&quot;&gt;">&lt;if test="o.toric == True"&gt;</text:text-input><text:span text:style-name="T9">Rotation de l’implant suivant l’axe précédemment calculé.</text:span><text:span text:style-name="T9"><text:text-input text:description="&lt;/if&gt;">endif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3841932545008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65.01m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mm" fo:margin-bottom="0mm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1-27T05:41:40.451828388</dc:date>
    <meta:editing-duration>PT11H50M15S</meta:editing-duration>
    <meta:editing-cycles>183</meta:editing-cycles>
    <meta:document-statistic meta:table-count="2" meta:image-count="0" meta:object-count="0" meta:page-count="1" meta:paragraph-count="58" meta:word-count="412" meta:character-count="2483" meta:non-whitespace-character-count="2218"/>
  </office:meta>
</office:document-meta>
</file>